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3.862cm" table:align="left"/>
    </style:style>
    <style:style style:name="表格1.A" style:family="table-column">
      <style:table-column-properties style:column-width="4.12cm"/>
    </style:style>
    <style:style style:name="表格1.B" style:family="table-column">
      <style:table-column-properties style:column-width="1.633cm"/>
    </style:style>
    <style:style style:name="表格1.C" style:family="table-column">
      <style:table-column-properties style:column-width="2.401cm"/>
    </style:style>
    <style:style style:name="表格1.D" style:family="table-column">
      <style:table-column-properties style:column-width="5.708cm"/>
    </style:style>
    <style:style style:name="表格1.A1" style:family="table-cell">
      <style:table-cell-properties fo:background-color="#4bacc6" fo:padding-left="0.191cm" fo:padding-right="0cm" fo:padding-top="0.049cm" fo:padding-bottom="0.049cm" fo:border-left="1pt solid #78c0d4" fo:border-right="none" fo:border-top="1pt solid #78c0d4" fo:border-bottom="1pt solid #78c0d4">
        <style:background-image/>
      </style:table-cell-properties>
    </style:style>
    <style:style style:name="表格1.B1" style:family="table-cell">
      <style:table-cell-properties fo:background-color="#4bacc6" fo:padding-left="0cm" fo:padding-right="0cm" fo:padding-top="0.049cm" fo:padding-bottom="0.049cm" fo:border-left="none" fo:border-right="none" fo:border-top="1pt solid #78c0d4" fo:border-bottom="1pt solid #78c0d4">
        <style:background-image/>
      </style:table-cell-properties>
    </style:style>
    <style:style style:name="表格1.A2" style:family="table-cell">
      <style:table-cell-properties fo:background-color="#d2eaf1" fo:padding-left="0.191cm" fo:padding-right="0cm" fo:padding-top="0cm" fo:padding-bottom="0.049cm" fo:border-left="1pt solid #78c0d4" fo:border-right="none" fo:border-top="none" fo:border-bottom="1pt solid #78c0d4">
        <style:background-image/>
      </style:table-cell-properties>
    </style:style>
    <style:style style:name="表格1.B2" style:family="table-cell">
      <style:table-cell-properties fo:background-color="#d2eaf1" fo:padding-left="0cm" fo:padding-right="0cm" fo:padding-top="0cm" fo:padding-bottom="0.049cm" fo:border-left="none" fo:border-right="none" fo:border-top="none" fo:border-bottom="1pt solid #78c0d4">
        <style:background-image/>
      </style:table-cell-properties>
    </style:style>
    <style:style style:name="表格1.A3" style:family="table-cell">
      <style:table-cell-properties fo:padding-left="0.191cm" fo:padding-right="0cm" fo:padding-top="0cm" fo:padding-bottom="0.049cm" fo:border-left="1pt solid #78c0d4" fo:border-right="none" fo:border-top="none" fo:border-bottom="1pt solid #78c0d4"/>
    </style:style>
    <style:style style:name="表格1.B3" style:family="table-cell">
      <style:table-cell-properties fo:padding-left="0cm" fo:padding-right="0cm" fo:padding-top="0cm" fo:padding-bottom="0.049cm" fo:border-left="none" fo:border-right="none" fo:border-top="none" fo:border-bottom="1pt solid #78c0d4"/>
    </style:style>
    <style:style style:name="表格1.C3" style:family="table-cell">
      <style:table-cell-properties fo:padding-left="0cm" fo:padding-right="0cm" fo:padding-top="0cm" fo:padding-bottom="0.049cm" fo:border-left="none" fo:border-right="none" fo:border-top="none" fo:border-bottom="1pt solid #78c0d4"/>
    </style:style>
    <style:style style:name="表格1.D3" style:family="table-cell">
      <style:table-cell-properties fo:padding-left="0cm" fo:padding-right="0cm" fo:padding-top="0cm" fo:padding-bottom="0.049cm" fo:border-left="none" fo:border-right="none" fo:border-top="none" fo:border-bottom="1pt solid #78c0d4"/>
    </style:style>
    <style:style style:name="表格1.A5" style:family="table-cell">
      <style:table-cell-properties fo:padding-left="0.191cm" fo:padding-right="0cm" fo:padding-top="0cm" fo:padding-bottom="0.049cm" fo:border-left="1pt solid #78c0d4" fo:border-right="none" fo:border-top="none" fo:border-bottom="1pt solid #78c0d4"/>
    </style:style>
    <style:style style:name="表格1.B5" style:family="table-cell">
      <style:table-cell-properties fo:padding-left="0cm" fo:padding-right="0cm" fo:padding-top="0cm" fo:padding-bottom="0.049cm" fo:border-left="none" fo:border-right="none" fo:border-top="none" fo:border-bottom="1pt solid #78c0d4"/>
    </style:style>
    <style:style style:name="表格1.C5" style:family="table-cell">
      <style:table-cell-properties fo:padding-left="0cm" fo:padding-right="0cm" fo:padding-top="0cm" fo:padding-bottom="0.049cm" fo:border-left="none" fo:border-right="none" fo:border-top="none" fo:border-bottom="1pt solid #78c0d4"/>
    </style:style>
    <style:style style:name="表格1.D5" style:family="table-cell">
      <style:table-cell-properties fo:padding-left="0cm" fo:padding-right="0cm" fo:padding-top="0cm" fo:padding-bottom="0.049cm" fo:border-left="none" fo:border-right="none" fo:border-top="none" fo:border-bottom="1pt solid #78c0d4"/>
    </style:style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Text_20_body">
      <style:text-properties fo:font-size="16pt" style:font-size-asian="16pt" style:font-size-complex="16pt"/>
    </style:style>
    <style:style style:name="P3" style:family="paragraph" style:parent-style-name="Text_20_body">
      <style:text-properties fo:color="#ff0000" fo:font-size="15pt" style:font-name-asian="宋体1" style:font-size-asian="15pt" style:font-size-complex="15pt"/>
    </style:style>
    <style:style style:name="P4" style:family="paragraph" style:parent-style-name="Text_20_body">
      <style:text-properties fo:font-size="15pt" style:font-size-asian="15pt" style:font-size-complex="15pt"/>
    </style:style>
    <style:style style:name="P5" style:family="paragraph" style:parent-style-name="Text_20_body">
      <style:paragraph-properties fo:margin-left="0.741cm" fo:margin-right="0cm" fo:text-indent="-0.741cm" style:auto-text-indent="false"/>
      <style:text-properties fo:font-size="16pt" style:font-size-asian="16pt" style:font-size-complex="16pt"/>
    </style:style>
    <style:style style:name="P6" style:family="paragraph" style:parent-style-name="Text_20_body">
      <style:paragraph-properties fo:margin-left="1.349cm" fo:margin-right="0cm" fo:text-indent="-0.635cm" style:auto-text-indent="false"/>
      <style:text-properties fo:font-size="16pt" style:font-size-asian="16pt" style:font-size-complex="16pt"/>
    </style:style>
    <style:style style:name="P7" style:family="paragraph" style:parent-style-name="Text_20_body">
      <style:paragraph-properties fo:margin-left="1.349cm" fo:margin-right="0cm" fo:text-indent="-0.635cm" style:auto-text-indent="false"/>
      <style:text-properties fo:font-size="15pt" style:font-size-asian="15pt" style:font-size-complex="15pt"/>
    </style:style>
    <style:style style:name="P8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9" style:family="paragraph" style:parent-style-name="Text_20_body">
      <loext:graphic-properties draw:fill="solid" draw:fill-color="#ffffff" draw:opacity="100%"/>
      <style:paragraph-properties fo:margin-left="0.607cm" fo:margin-right="0cm" fo:margin-top="0.24cm" fo:margin-bottom="0.24cm" loext:contextual-spacing="false" style:line-height-at-least="0.48cm" fo:text-indent="0cm" style:auto-text-indent="false" fo:background-color="#ffffff"/>
      <style:text-properties fo:font-size="16pt" style:font-size-asian="16pt" style:font-size-complex="16pt"/>
    </style:style>
    <style:style style:name="P10" style:family="paragraph" style:parent-style-name="Text_20_body">
      <style:paragraph-properties fo:margin-left="0cm" fo:margin-right="0cm" fo:text-indent="0.714cm" style:auto-text-indent="false"/>
      <style:text-properties fo:font-size="15pt" style:font-size-asian="15pt" style:font-size-complex="15pt"/>
    </style:style>
    <style:style style:name="P11" style:family="paragraph" style:parent-style-name="Text_20_body">
      <style:paragraph-properties fo:margin-left="0cm" fo:margin-right="0cm" fo:text-indent="0.714cm" style:auto-text-indent="false"/>
      <style:text-properties fo:font-size="15pt" style:font-name-asian="宋体1" style:font-size-asian="15pt" style:font-size-complex="15pt"/>
    </style:style>
    <style:style style:name="P12" style:family="paragraph" style:parent-style-name="Heading_20_2">
      <style:text-properties fo:font-size="16pt" style:font-size-asian="16pt" style:font-size-complex="16pt"/>
    </style:style>
    <style:style style:name="P13" style:family="paragraph" style:parent-style-name="Table_20_Contents">
      <style:paragraph-properties fo:margin-top="0cm" fo:margin-bottom="0.499cm" loext:contextual-spacing="false"/>
      <style:text-properties fo:color="#ffffff" fo:font-size="16pt" style:font-size-asian="16pt" style:font-weight-asian="bold" style:font-size-complex="16pt"/>
    </style:style>
    <style:style style:name="P14" style:family="paragraph" style:parent-style-name="Table_20_Contents">
      <style:paragraph-properties fo:margin-top="0cm" fo:margin-bottom="0.499cm" loext:contextual-spacing="false"/>
      <style:text-properties fo:font-size="16pt" fo:font-weight="bold" style:font-size-asian="16pt" style:font-size-complex="16pt"/>
    </style:style>
    <style:style style:name="P15" style:family="paragraph" style:parent-style-name="Table_20_Contents">
      <style:paragraph-properties fo:margin-top="0cm" fo:margin-bottom="0.499cm" loext:contextual-spacing="false"/>
      <style:text-properties fo:font-size="16pt" style:font-size-asian="16pt" style:font-size-complex="16pt"/>
    </style:style>
    <style:style style:name="T1" style:family="text">
      <style:text-properties style:font-name="Wingdings"/>
    </style:style>
    <style:style style:name="T2" style:family="text">
      <style:text-properties style:font-name="Wingdings" fo:font-size="14pt" fo:font-weight="bold"/>
    </style:style>
    <style:style style:name="T3" style:family="text">
      <style:text-properties style:font-name="Wingdings" fo:font-size="10.5pt"/>
    </style:style>
    <style:style style:name="T4" style:family="text">
      <style:text-properties style:font-name="Wingdings" fo:font-weight="bold"/>
    </style:style>
    <style:style style:name="T5" style:family="text">
      <style:text-properties fo:font-size="14pt" fo:font-weight="bold"/>
    </style:style>
    <style:style style:name="T6" style:family="text">
      <style:text-properties fo:font-weight="bold"/>
    </style:style>
    <style:style style:name="T7" style:family="text">
      <style:text-properties style:font-name-asian="宋体1"/>
    </style:style>
    <style:style style:name="T8" style:family="text">
      <style:text-properties style:font-name-asian="宋体1" style:font-size-asian="14pt" style:font-weight-asian="bold"/>
    </style:style>
    <style:style style:name="T9" style:family="text">
      <style:text-properties style:font-name-asian="宋体1" style:font-size-asian="10.5pt"/>
    </style:style>
    <style:style style:name="T10" style:family="text">
      <style:text-properties style:font-name-asian="宋体1" style:font-size-asian="10.5pt" style:font-weight-asian="bold"/>
    </style:style>
    <style:style style:name="T11" style:family="text">
      <style:text-properties style:font-name-asian="宋体1" style:font-weight-asian="bold"/>
    </style:style>
    <style:style style:name="T12" style:family="text">
      <style:text-properties fo:font-size="10.5pt"/>
    </style:style>
    <style:style style:name="T13" style:family="text">
      <style:text-properties fo:font-size="10.5pt" fo:font-weight="bold"/>
    </style:style>
    <style:style style:name="T14" style:family="text">
      <style:text-properties style:font-name="Calibri"/>
    </style:style>
    <style:style style:name="T15" style:family="text">
      <style:text-properties style:font-name="Calibri" fo:font-size="10.5pt"/>
    </style:style>
    <style:style style:name="T16" style:family="text">
      <style:text-properties style:font-name="Calibri" fo:font-size="10.5pt" fo:font-weight="bold"/>
    </style:style>
    <style:style style:name="T17" style:family="text">
      <style:text-properties style:font-name="Calibri" fo:font-weight="bold"/>
    </style:style>
    <style:style style:name="T18" style:family="text">
      <style:text-properties style:font-name="Calibri" fo:font-size="14pt" fo:font-weight="bold"/>
    </style:style>
    <style:style style:name="T19" style:family="text">
      <style:text-properties style:font-name-asian="Calibri" style:font-size-asian="10.5pt" style:font-weight-asian="bold"/>
    </style:style>
    <style:style style:name="T20" style:family="text">
      <style:text-properties style:font-name-asian="Calibri" style:font-weight-asian="bold"/>
    </style:style>
    <style:style style:name="T21" style:family="text">
      <style:text-properties fo:color="#ff0000"/>
    </style:style>
    <style:style style:name="T22" style:family="text">
      <style:text-properties fo:color="#ff0000" style:font-name="Wingdings"/>
    </style:style>
    <style:style style:name="T23" style:family="text">
      <style:text-properties fo:color="#ff0000" style:font-name="Wingdings" fo:font-size="10.5pt"/>
    </style:style>
    <style:style style:name="T24" style:family="text">
      <style:text-properties fo:color="#ff0000" style:font-name-asian="宋体1"/>
    </style:style>
    <style:style style:name="T25" style:family="text">
      <style:text-properties fo:color="#ff0000" style:font-name-asian="宋体1" style:font-size-asian="10.5pt"/>
    </style:style>
    <style:style style:name="T26" style:family="text">
      <style:text-properties fo:color="#ff0000" fo:font-size="10.5pt"/>
    </style:style>
    <style:style style:name="T27" style:family="text">
      <style:text-properties fo:color="#ff0000" style:font-name="Calibri"/>
    </style:style>
    <style:style style:name="T28" style:family="text">
      <style:text-properties fo:color="#ff0000" style:font-name="Calibri" fo:font-size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<text:span text:style-name="T11">事务隔离级别</text:span></text:h>
      <text:p text:style-name="P5"><text:span text:style-name="T4">Ø</text:span><text:span text:style-name="T11">事务的并发读问题</text:span></text:p>
      <text:p text:style-name="P6"><text:span text:style-name="T1">l</text:span><text:span text:style-name="T7">脏读：读取到另一个事务未提交数据；</text:span></text:p>
      <text:p text:style-name="P6"><text:span text:style-name="T1">l</text:span><text:span text:style-name="T7">不可重复读：两次读取不一致；</text:span></text:p>
      <text:p text:style-name="P6"><text:span text:style-name="T1">l</text:span><text:span text:style-name="T7">幻读（虚读）：读到另一事务已提交数据。</text:span></text:p>
      <text:p text:style-name="P2"><text:span text:style-name="T4">Ø</text:span><text:span text:style-name="T6">3</text:span><text:span text:style-name="T11">　四大隔离级别 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string">
            <text:p text:style-name="P13">隔离级别</text:p>
          </table:table-cell>
          <table:table-cell table:style-name="表格1.B1" office:value-type="string">
            <text:p text:style-name="P13">脏读</text:p>
          </table:table-cell>
          <table:table-cell table:style-name="表格1.B1" office:value-type="string">
            <text:p text:style-name="P13">不可重复读</text:p>
          </table:table-cell>
          <table:table-cell table:style-name="表格1.B1" office:value-type="string">
            <text:p text:style-name="P13">虚读</text:p>
          </table:table-cell>
        </table:table-row>
        <table:table-row>
          <table:table-cell table:style-name="表格1.A2" office:value-type="string">
            <text:p text:style-name="P14">READ UNCOMMITTED</text:p>
          </table:table-cell>
          <table:table-cell table:style-name="表格1.B2" office:value-type="string">
            <text:p text:style-name="P15">允许</text:p>
          </table:table-cell>
          <table:table-cell table:style-name="表格1.B2" office:value-type="string">
            <text:p text:style-name="P15">允许</text:p>
          </table:table-cell>
          <table:table-cell table:style-name="表格1.B2" office:value-type="string">
            <text:p text:style-name="P15">允许</text:p>
          </table:table-cell>
        </table:table-row>
        <table:table-row>
          <table:table-cell table:style-name="表格1.A3" office:value-type="string">
            <text:p text:style-name="P14">READ COMMITTED</text:p>
          </table:table-cell>
          <table:table-cell table:style-name="表格1.B3" office:value-type="string">
            <text:p text:style-name="P15">不允许</text:p>
          </table:table-cell>
          <table:table-cell table:style-name="表格1.C3" office:value-type="string">
            <text:p text:style-name="P15">允许</text:p>
          </table:table-cell>
          <table:table-cell table:style-name="表格1.D3" office:value-type="string">
            <text:p text:style-name="P15">允许</text:p>
          </table:table-cell>
        </table:table-row>
        <table:table-row>
          <table:table-cell table:style-name="表格1.A2" office:value-type="string">
            <text:p text:style-name="P14">REPEATABLE READ</text:p>
          </table:table-cell>
          <table:table-cell table:style-name="表格1.B2" office:value-type="string">
            <text:p text:style-name="P15">不允许</text:p>
          </table:table-cell>
          <table:table-cell table:style-name="表格1.B2" office:value-type="string">
            <text:p text:style-name="P15">不允许</text:p>
          </table:table-cell>
          <table:table-cell table:style-name="表格1.B2" office:value-type="string">
            <text:p text:style-name="P15">允许</text:p>
          </table:table-cell>
        </table:table-row>
        <table:table-row>
          <table:table-cell table:style-name="表格1.A5" office:value-type="string">
            <text:p text:style-name="P14">SERIALIZABLE</text:p>
          </table:table-cell>
          <table:table-cell table:style-name="表格1.B5" office:value-type="string">
            <text:p text:style-name="P15">不允许</text:p>
          </table:table-cell>
          <table:table-cell table:style-name="表格1.C5" office:value-type="string">
            <text:p text:style-name="P15">不允许</text:p>
          </table:table-cell>
          <table:table-cell table:style-name="表格1.D5" office:value-type="string">
            <text:p text:style-name="P15">不允许</text:p>
          </table:table-cell>
        </table:table-row>
      </table:table>
      <text:p text:style-name="P2"/>
      <text:p text:style-name="P5"><text:span text:style-name="T4">Ø</text:span><text:span text:style-name="T6">4</text:span><text:span text:style-name="T11">　哪种隔离级别最好</text:span></text:p>
      <text:p text:style-name="P8">4<text:span text:style-name="T7">个等级的事务隔离级别，在相同数据环境下，使用相同的输入，执行相同的工作，根据不同的隔离级别，可以导致不同的结果。不同事务隔离级别能够解决的数据并发问题的能力是不同的。</text:span></text:p>
      <text:p text:style-name="P2">1<text:span text:style-name="T7">　</text:span><text:span text:style-name="T14">SERIALIZABLE</text:span><text:span text:style-name="T7">（串行化）</text:span></text:p>
      <text:p text:style-name="P8"><text:span text:style-name="T7">当数据库系统使用</text:span>SERIALIZABLE<text:span text:style-name="T7">隔离级别时，一个事务在执行过程中完全看不到其他事务对数据库所做的更新。当两个事务同时操作数据库中相同数据时，如果第一个事务已经在访问该数据，第二个事务只能停下来等待，必须等到第一个事务结束后才能恢复运行。因此这两个事务实际上是串行化方式运行。</text:span></text:p>
      <text:p text:style-name="P2">2<text:span text:style-name="T7">　</text:span><text:span text:style-name="T14">REPEATABLE READ</text:span><text:span text:style-name="T7">（可重复读）</text:span></text:p>
      <text:p text:style-name="P8"><text:soft-page-break/><text:span text:style-name="T7">当数据库系统使用</text:span>REPEATABLE READ<text:span text:style-name="T7">隔离级别时，一个事务在执行过程中可以看到其他事务已经提交的新插入的记录，但是不能看到其他事务对已有记录的更新。</text:span></text:p>
      <text:p text:style-name="P2">3<text:span text:style-name="T7">　</text:span><text:span text:style-name="T14">READ COMMITTED</text:span><text:span text:style-name="T7">（读已提交数据）</text:span></text:p>
      <text:p text:style-name="P2"><text:span text:style-name="T7">　　当数据库系统使用</text:span>READ COMMITTED<text:span text:style-name="T7">隔离级别时，一个事务在执行过程中可以看到其他事务已经提交的新插入的记录，而且还能看到其他事务已经提交的对已有记录的更新。</text:span></text:p>
      <text:p text:style-name="P2">4<text:span text:style-name="T7">　</text:span><text:span text:style-name="T14">READ UNCOMMITTED</text:span><text:span text:style-name="T7">（读未提交数据）</text:span></text:p>
      <text:p text:style-name="P2"><text:span text:style-name="T7">　　当数据库系统使用</text:span>READ UNCOMMITTED<text:span text:style-name="T7">隔离级别时，一个事务在执行过程中可以看到其他事务没有提交的新插入的记录，而且还能看到其他事务没有提交的对已有记录的更新。</text:span></text:p>
      <text:p text:style-name="P8"><text:span text:style-name="T7">你可能会说，选择</text:span>SERIALIZABLE<text:span text:style-name="T7">，因为它最安全！没错，它是最安全，但它也是最慢的！而且也最容易产生死锁。四种隔离级别的安全性与性能成反比！最安全的性能最差，最不安全的性能最好！</text:span></text:p>
      <text:p text:style-name="P8"><text:span text:style-name="T6">MySQL</text:span><text:span text:style-name="T11">的默认隔离级别为</text:span><text:span text:style-name="T17">REPEATABLE READ</text:span></text:p>
      <text:p text:style-name="P9"><text:span text:style-name="T17">Oracle</text:span><text:span text:style-name="T20">数据库支持</text:span><text:span text:style-name="T17">READ COMMITTED </text:span><text:span text:style-name="T20">和</text:span><text:span text:style-name="T17">SERIALIZABLE</text:span><text:span text:style-name="T20">这两种事务隔离级别。所以</text:span><text:span text:style-name="T17">Oracle</text:span><text:span text:style-name="T20">不支持脏读</text:span><text:span text:style-name="T6">Oracle</text:span><text:span text:style-name="T11">的默认隔离级别是</text:span><text:span text:style-name="T17">READ COMMITTED</text:span></text:p>
      <text:p text:style-name="P4"><text:span text:style-name="T4">Ø</text:span><text:span text:style-name="T6">6</text:span><text:span text:style-name="T11">　</text:span><text:span text:style-name="T17">JDBC</text:span><text:span text:style-name="T11">设置隔离级别</text:span></text:p>
      <text:p text:style-name="P10">con.<text:span text:style-name="T14">setTransactionIsolation</text:span>(int level)</text:p>
      <text:p text:style-name="P11">参数可选值如下：</text:p>
      <text:p text:style-name="P7"><text:span text:style-name="T1">l</text:span><text:span text:style-name="T14">Connection.TRANSACTION_READ_UNCOMMITTED</text:span><text:span text:style-name="T7">；</text:span></text:p>
      <text:p text:style-name="P7"><text:span text:style-name="T1">l</text:span><text:span text:style-name="T14">Connection.TRANSACTION_READ_COMMITTED</text:span><text:span text:style-name="T7">；</text:span></text:p>
      <text:p text:style-name="P7"><text:span text:style-name="T1">l</text:span><text:span text:style-name="T14">Connection.TRANSACTION_REPEATABLE_READ</text:span><text:span text:style-name="T7">；</text:span></text:p>
      <text:p text:style-name="P7"><text:span text:style-name="T1">l</text:span><text:span text:style-name="T14">Connection.TRANSACTION_SERIALIZABLE</text:span><text:span text:style-name="T7">。</text:span></text:p>
      <text:p text:style-name="P3">事务总结：</text:p>
      <text:p text:style-name="P7"><text:span text:style-name="T22">l</text:span><text:span text:style-name="T24">事务的特性：</text:span><text:span text:style-name="T21">ACID</text:span><text:span text:style-name="T24">；</text:span></text:p>
      <text:p text:style-name="P7"><text:span text:style-name="T22">l</text:span><text:span text:style-name="T24">事务开始边界与结束边界：开始边界（</text:span><text:span text:style-name="T21">con.setAutoCommit(false)</text:span><text:span text:style-name="T24">），结束边界（</text:span><text:span text:style-name="T27">con.commit()</text:span><text:span text:style-name="T24">或</text:span><text:span text:style-name="T27">con.rollback()</text:span><text:span text:style-name="T24">）；</text:span></text:p>
      <text:p text:style-name="P7"><text:span text:style-name="T22">l</text:span><text:span text:style-name="T24">事务的隔离级别：</text:span><text:span text:style-name="T27">READ_UNCOMMITTED</text:span><text:span text:style-name="T24">、</text:span><text:span text:style-name="T27">READ_COMMITTED</text:span><text:span text:style-name="T24">、</text:span><text:span text:style-name="T27">REPEATABLE_READ</text:span><text:span text:style-name="T24">、</text:span><text:span text:style-name="T27">SERIALIZABLE</text:span><text:span text:style-name="T24">。多个事务并发执行时才需要考虑并发事务。</text:span>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3M15S</meta:editing-duration>
    <meta:editing-cycles>4</meta:editing-cycles>
    <meta:generator>LibreOffice/5.3.0.3$Windows_X86_64 LibreOffice_project/7074905676c47b82bbcfbea1aeefc84afe1c50e1</meta:generator>
    <dc:date>2018-03-05T19:56:12.827000000</dc:date>
    <meta:document-statistic meta:table-count="1" meta:image-count="0" meta:object-count="0" meta:page-count="3" meta:paragraph-count="50" meta:word-count="829" meta:character-count="1364" meta:non-whitespace-character-count="1338"/>
    <meta:user-defined meta:name="Info 1"/>
    <meta:user-defined meta:name="Info 2"/>
    <meta:user-defined meta:name="Info 3"/>
    <meta:user-defined meta:name="Info 4"/>
  </office:meta>
</office:document-meta>
</file>